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2: SVM digit recognition with 0.5 T/S split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Run 1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fitting</text:p>
          </table:table-cell>
          <table:table-cell office:value-type="string" calcext:value-type="string">
            <text:p>end of predicting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Fitting Phase</text:p>
          </table:table-cell>
          <table:table-cell office:value-type="string" calcext:value-type="string">
            <text:p>Predic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979157" calcext:value-type="float">
            <text:p>1979157</text:p>
          </table:table-cell>
          <table:table-cell office:value-type="float" office:value="3160195" calcext:value-type="float">
            <text:p>3160195</text:p>
          </table:table-cell>
          <table:table-cell office:value-type="float" office:value="3161110" calcext:value-type="float">
            <text:p>3161110</text:p>
          </table:table-cell>
          <table:table-cell office:value-type="float" office:value="3161745" calcext:value-type="float">
            <text:p>3161745</text:p>
          </table:table-cell>
          <table:table-cell office:value-type="float" office:value="3161933" calcext:value-type="float">
            <text:p>3161933</text:p>
          </table:table-cell>
          <table:table-cell/>
          <table:table-cell table:formula="of:=[.C4]-[.B4]" office:value-type="float" office:value="1181038" calcext:value-type="float">
            <text:p>1181038</text:p>
          </table:table-cell>
          <table:table-cell table:formula="of:=[.D4]-[.C4]" office:value-type="float" office:value="915" calcext:value-type="float">
            <text:p>915</text:p>
          </table:table-cell>
          <table:table-cell table:formula="of:=[.E4]-[.D4]" office:value-type="float" office:value="635" calcext:value-type="float">
            <text:p>635</text:p>
          </table:table-cell>
          <table:table-cell table:formula="of:=[.F4]-[.E4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592378" calcext:value-type="float">
            <text:p>3592378</text:p>
          </table:table-cell>
          <table:table-cell office:value-type="float" office:value="5560671" calcext:value-type="float">
            <text:p>5560671</text:p>
          </table:table-cell>
          <table:table-cell office:value-type="float" office:value="5562525" calcext:value-type="float">
            <text:p>5562525</text:p>
          </table:table-cell>
          <table:table-cell office:value-type="float" office:value="5563906" calcext:value-type="float">
            <text:p>5563906</text:p>
          </table:table-cell>
          <table:table-cell office:value-type="float" office:value="5564245" calcext:value-type="float">
            <text:p>5564245</text:p>
          </table:table-cell>
          <table:table-cell/>
          <table:table-cell table:formula="of:=[.C5]-[.B5]" office:value-type="float" office:value="1968293" calcext:value-type="float">
            <text:p>1968293</text:p>
          </table:table-cell>
          <table:table-cell table:formula="of:=[.D5]-[.C5]" office:value-type="float" office:value="1854" calcext:value-type="float">
            <text:p>1854</text:p>
          </table:table-cell>
          <table:table-cell table:formula="of:=[.E5]-[.D5]" office:value-type="float" office:value="1381" calcext:value-type="float">
            <text:p>1381</text:p>
          </table:table-cell>
          <table:table-cell table:formula="of:=[.F5]-[.E5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formula="of:=[.C6]-[.B6]" office:value-type="float" office:value="0" calcext:value-type="float">
            <text:p>0</text:p>
          </table:table-cell>
          <table:table-cell table:formula="of:=[.D6]-[.C6]" office:value-type="float" office:value="0" calcext:value-type="float">
            <text:p>0</text:p>
          </table:table-cell>
          <table:table-cell table:formula="of:=[.E6]-[.D6]" office:value-type="float" office:value="0" calcext:value-type="float">
            <text:p>0</text:p>
          </table:table-cell>
          <table:table-cell table:formula="of:=[.F6]-[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office:value-type="float" office:value="139706" calcext:value-type="float">
            <text:p>139706</text:p>
          </table:table-cell>
          <table:table-cell office:value-type="float" office:value="143813" calcext:value-type="float">
            <text:p>143813</text:p>
          </table:table-cell>
          <table:table-cell office:value-type="float" office:value="143899" calcext:value-type="float">
            <text:p>143899</text:p>
          </table:table-cell>
          <table:table-cell office:value-type="float" office:value="143916" calcext:value-type="float">
            <text:p>143916</text:p>
          </table:table-cell>
          <table:table-cell office:value-type="float" office:value="143933" calcext:value-type="float">
            <text:p>143933</text:p>
          </table:table-cell>
          <table:table-cell/>
          <table:table-cell table:formula="of:=[.C7]-[.B7]" office:value-type="float" office:value="4107" calcext:value-type="float">
            <text:p>4107</text:p>
          </table:table-cell>
          <table:table-cell table:formula="of:=[.D7]-[.C7]" office:value-type="float" office:value="86" calcext:value-type="float">
            <text:p>86</text:p>
          </table:table-cell>
          <table:table-cell table:formula="of:=[.E7]-[.D7]" office:value-type="float" office:value="17" calcext:value-type="float">
            <text:p>17</text:p>
          </table:table-cell>
          <table:table-cell table:formula="of:=[.F7]-[.E7]" office:value-type="float" office:value="17" calcext:value-type="float">
            <text:p>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Run 2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end of predicting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Predic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979148" calcext:value-type="float">
            <text:p>1979148</text:p>
          </table:table-cell>
          <table:table-cell office:value-type="float" office:value="3160186" calcext:value-type="float">
            <text:p>3160186</text:p>
          </table:table-cell>
          <table:table-cell office:value-type="float" office:value="3161101" calcext:value-type="float">
            <text:p>3161101</text:p>
          </table:table-cell>
          <table:table-cell office:value-type="float" office:value="3161736" calcext:value-type="float">
            <text:p>3161736</text:p>
          </table:table-cell>
          <table:table-cell office:value-type="float" office:value="3161924" calcext:value-type="float">
            <text:p>3161924</text:p>
          </table:table-cell>
          <table:table-cell/>
          <table:table-cell table:formula="of:=[.C11]-[.B11]" office:value-type="float" office:value="1181038" calcext:value-type="float">
            <text:p>1181038</text:p>
          </table:table-cell>
          <table:table-cell table:formula="of:=[.D11]-[.C11]" office:value-type="float" office:value="915" calcext:value-type="float">
            <text:p>915</text:p>
          </table:table-cell>
          <table:table-cell table:formula="of:=[.E11]-[.D11]" office:value-type="float" office:value="635" calcext:value-type="float">
            <text:p>635</text:p>
          </table:table-cell>
          <table:table-cell table:formula="of:=[.F11]-[.E11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592363" calcext:value-type="float">
            <text:p>3592363</text:p>
          </table:table-cell>
          <table:table-cell office:value-type="float" office:value="5560656" calcext:value-type="float">
            <text:p>5560656</text:p>
          </table:table-cell>
          <table:table-cell office:value-type="float" office:value="5562510" calcext:value-type="float">
            <text:p>5562510</text:p>
          </table:table-cell>
          <table:table-cell office:value-type="float" office:value="5563891" calcext:value-type="float">
            <text:p>5563891</text:p>
          </table:table-cell>
          <table:table-cell office:value-type="float" office:value="5564230" calcext:value-type="float">
            <text:p>5564230</text:p>
          </table:table-cell>
          <table:table-cell/>
          <table:table-cell table:formula="of:=[.C12]-[.B12]" office:value-type="float" office:value="1968293" calcext:value-type="float">
            <text:p>1968293</text:p>
          </table:table-cell>
          <table:table-cell table:formula="of:=[.D12]-[.C12]" office:value-type="float" office:value="1854" calcext:value-type="float">
            <text:p>1854</text:p>
          </table:table-cell>
          <table:table-cell table:formula="of:=[.E12]-[.D12]" office:value-type="float" office:value="1381" calcext:value-type="float">
            <text:p>1381</text:p>
          </table:table-cell>
          <table:table-cell table:formula="of:=[.F12]-[.E12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formula="of:=[.C13]-[.B13]" office:value-type="float" office:value="0" calcext:value-type="float">
            <text:p>0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[.E13]-[.D13]" office:value-type="float" office:value="0" calcext:value-type="float">
            <text:p>0</text:p>
          </table:table-cell>
          <table:table-cell table:formula="of:=[.F13]-[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office:value-type="float" office:value="139706" calcext:value-type="float">
            <text:p>139706</text:p>
          </table:table-cell>
          <table:table-cell office:value-type="float" office:value="143813" calcext:value-type="float">
            <text:p>143813</text:p>
          </table:table-cell>
          <table:table-cell office:value-type="float" office:value="143899" calcext:value-type="float">
            <text:p>143899</text:p>
          </table:table-cell>
          <table:table-cell office:value-type="float" office:value="143916" calcext:value-type="float">
            <text:p>143916</text:p>
          </table:table-cell>
          <table:table-cell office:value-type="float" office:value="143933" calcext:value-type="float">
            <text:p>143933</text:p>
          </table:table-cell>
          <table:table-cell/>
          <table:table-cell table:formula="of:=[.C14]-[.B14]" office:value-type="float" office:value="4107" calcext:value-type="float">
            <text:p>4107</text:p>
          </table:table-cell>
          <table:table-cell table:formula="of:=[.D14]-[.C14]" office:value-type="float" office:value="86" calcext:value-type="float">
            <text:p>86</text:p>
          </table:table-cell>
          <table:table-cell table:formula="of:=[.E14]-[.D14]" office:value-type="float" office:value="17" calcext:value-type="float">
            <text:p>17</text:p>
          </table:table-cell>
          <table:table-cell table:formula="of:=[.F14]-[.E14]" office:value-type="float" office:value="17" calcext:value-type="float">
            <text:p>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Run 3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end of predicting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Predic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979133" calcext:value-type="float">
            <text:p>1979133</text:p>
          </table:table-cell>
          <table:table-cell office:value-type="float" office:value="3160171" calcext:value-type="float">
            <text:p>3160171</text:p>
          </table:table-cell>
          <table:table-cell office:value-type="float" office:value="3161086" calcext:value-type="float">
            <text:p>3161086</text:p>
          </table:table-cell>
          <table:table-cell office:value-type="float" office:value="3161721" calcext:value-type="float">
            <text:p>3161721</text:p>
          </table:table-cell>
          <table:table-cell office:value-type="float" office:value="3161909" calcext:value-type="float">
            <text:p>3161909</text:p>
          </table:table-cell>
          <table:table-cell/>
          <table:table-cell table:formula="of:=[.C18]-[.B18]" office:value-type="float" office:value="1181038" calcext:value-type="float">
            <text:p>1181038</text:p>
          </table:table-cell>
          <table:table-cell table:formula="of:=[.D18]-[.C18]" office:value-type="float" office:value="915" calcext:value-type="float">
            <text:p>915</text:p>
          </table:table-cell>
          <table:table-cell table:formula="of:=[.E18]-[.D18]" office:value-type="float" office:value="635" calcext:value-type="float">
            <text:p>635</text:p>
          </table:table-cell>
          <table:table-cell table:formula="of:=[.F18]-[.E18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592338" calcext:value-type="float">
            <text:p>3592338</text:p>
          </table:table-cell>
          <table:table-cell office:value-type="float" office:value="5560631" calcext:value-type="float">
            <text:p>5560631</text:p>
          </table:table-cell>
          <table:table-cell office:value-type="float" office:value="5562485" calcext:value-type="float">
            <text:p>5562485</text:p>
          </table:table-cell>
          <table:table-cell office:value-type="float" office:value="5563866" calcext:value-type="float">
            <text:p>5563866</text:p>
          </table:table-cell>
          <table:table-cell office:value-type="float" office:value="5564205" calcext:value-type="float">
            <text:p>5564205</text:p>
          </table:table-cell>
          <table:table-cell/>
          <table:table-cell table:formula="of:=[.C19]-[.B19]" office:value-type="float" office:value="1968293" calcext:value-type="float">
            <text:p>1968293</text:p>
          </table:table-cell>
          <table:table-cell table:formula="of:=[.D19]-[.C19]" office:value-type="float" office:value="1854" calcext:value-type="float">
            <text:p>1854</text:p>
          </table:table-cell>
          <table:table-cell table:formula="of:=[.E19]-[.D19]" office:value-type="float" office:value="1381" calcext:value-type="float">
            <text:p>1381</text:p>
          </table:table-cell>
          <table:table-cell table:formula="of:=[.F19]-[.E19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formula="of:=[.C20]-[.B20]" office:value-type="float" office:value="0" calcext:value-type="float">
            <text:p>0</text:p>
          </table:table-cell>
          <table:table-cell table:formula="of:=[.D20]-[.C20]" office:value-type="float" office:value="0" calcext:value-type="float">
            <text:p>0</text:p>
          </table:table-cell>
          <table:table-cell table:formula="of:=[.E20]-[.D20]" office:value-type="float" office:value="0" calcext:value-type="float">
            <text:p>0</text:p>
          </table:table-cell>
          <table:table-cell table:formula="of:=[.F20]-[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office:value-type="float" office:value="139706" calcext:value-type="float">
            <text:p>139706</text:p>
          </table:table-cell>
          <table:table-cell office:value-type="float" office:value="143813" calcext:value-type="float">
            <text:p>143813</text:p>
          </table:table-cell>
          <table:table-cell office:value-type="float" office:value="143899" calcext:value-type="float">
            <text:p>143899</text:p>
          </table:table-cell>
          <table:table-cell office:value-type="float" office:value="143916" calcext:value-type="float">
            <text:p>143916</text:p>
          </table:table-cell>
          <table:table-cell office:value-type="float" office:value="143933" calcext:value-type="float">
            <text:p>143933</text:p>
          </table:table-cell>
          <table:table-cell/>
          <table:table-cell table:formula="of:=[.C21]-[.B21]" office:value-type="float" office:value="4107" calcext:value-type="float">
            <text:p>4107</text:p>
          </table:table-cell>
          <table:table-cell table:formula="of:=[.D21]-[.C21]" office:value-type="float" office:value="86" calcext:value-type="float">
            <text:p>86</text:p>
          </table:table-cell>
          <table:table-cell table:formula="of:=[.E21]-[.D21]" office:value-type="float" office:value="17" calcext:value-type="float">
            <text:p>17</text:p>
          </table:table-cell>
          <table:table-cell table:formula="of:=[.F21]-[.E21]" office:value-type="float" office:value="17" calcext:value-type="float">
            <text:p>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Run 4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end of predicting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Predic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979154" calcext:value-type="float">
            <text:p>1979154</text:p>
          </table:table-cell>
          <table:table-cell office:value-type="float" office:value="3160192" calcext:value-type="float">
            <text:p>3160192</text:p>
          </table:table-cell>
          <table:table-cell office:value-type="float" office:value="3161107" calcext:value-type="float">
            <text:p>3161107</text:p>
          </table:table-cell>
          <table:table-cell office:value-type="float" office:value="3161742" calcext:value-type="float">
            <text:p>3161742</text:p>
          </table:table-cell>
          <table:table-cell office:value-type="float" office:value="3161930" calcext:value-type="float">
            <text:p>3161930</text:p>
          </table:table-cell>
          <table:table-cell/>
          <table:table-cell table:formula="of:=[.C25]-[.B25]" office:value-type="float" office:value="1181038" calcext:value-type="float">
            <text:p>1181038</text:p>
          </table:table-cell>
          <table:table-cell table:formula="of:=[.D25]-[.C25]" office:value-type="float" office:value="915" calcext:value-type="float">
            <text:p>915</text:p>
          </table:table-cell>
          <table:table-cell table:formula="of:=[.E25]-[.D25]" office:value-type="float" office:value="635" calcext:value-type="float">
            <text:p>635</text:p>
          </table:table-cell>
          <table:table-cell table:formula="of:=[.F25]-[.E25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592373" calcext:value-type="float">
            <text:p>3592373</text:p>
          </table:table-cell>
          <table:table-cell office:value-type="float" office:value="5560666" calcext:value-type="float">
            <text:p>5560666</text:p>
          </table:table-cell>
          <table:table-cell office:value-type="float" office:value="5562520" calcext:value-type="float">
            <text:p>5562520</text:p>
          </table:table-cell>
          <table:table-cell office:value-type="float" office:value="5563901" calcext:value-type="float">
            <text:p>5563901</text:p>
          </table:table-cell>
          <table:table-cell office:value-type="float" office:value="5564240" calcext:value-type="float">
            <text:p>5564240</text:p>
          </table:table-cell>
          <table:table-cell/>
          <table:table-cell table:formula="of:=[.C26]-[.B26]" office:value-type="float" office:value="1968293" calcext:value-type="float">
            <text:p>1968293</text:p>
          </table:table-cell>
          <table:table-cell table:formula="of:=[.D26]-[.C26]" office:value-type="float" office:value="1854" calcext:value-type="float">
            <text:p>1854</text:p>
          </table:table-cell>
          <table:table-cell table:formula="of:=[.E26]-[.D26]" office:value-type="float" office:value="1381" calcext:value-type="float">
            <text:p>1381</text:p>
          </table:table-cell>
          <table:table-cell table:formula="of:=[.F26]-[.E26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formula="of:=[.C27]-[.B27]" office:value-type="float" office:value="0" calcext:value-type="float">
            <text:p>0</text:p>
          </table:table-cell>
          <table:table-cell table:formula="of:=[.D27]-[.C27]" office:value-type="float" office:value="0" calcext:value-type="float">
            <text:p>0</text:p>
          </table:table-cell>
          <table:table-cell table:formula="of:=[.E27]-[.D27]" office:value-type="float" office:value="0" calcext:value-type="float">
            <text:p>0</text:p>
          </table:table-cell>
          <table:table-cell table:formula="of:=[.F27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office:value-type="float" office:value="139706" calcext:value-type="float">
            <text:p>139706</text:p>
          </table:table-cell>
          <table:table-cell office:value-type="float" office:value="143813" calcext:value-type="float">
            <text:p>143813</text:p>
          </table:table-cell>
          <table:table-cell office:value-type="float" office:value="143899" calcext:value-type="float">
            <text:p>143899</text:p>
          </table:table-cell>
          <table:table-cell office:value-type="float" office:value="143916" calcext:value-type="float">
            <text:p>143916</text:p>
          </table:table-cell>
          <table:table-cell office:value-type="float" office:value="143933" calcext:value-type="float">
            <text:p>143933</text:p>
          </table:table-cell>
          <table:table-cell/>
          <table:table-cell table:formula="of:=[.C28]-[.B28]" office:value-type="float" office:value="4107" calcext:value-type="float">
            <text:p>4107</text:p>
          </table:table-cell>
          <table:table-cell table:formula="of:=[.D28]-[.C28]" office:value-type="float" office:value="86" calcext:value-type="float">
            <text:p>86</text:p>
          </table:table-cell>
          <table:table-cell table:formula="of:=[.E28]-[.D28]" office:value-type="float" office:value="17" calcext:value-type="float">
            <text:p>17</text:p>
          </table:table-cell>
          <table:table-cell table:formula="of:=[.F28]-[.E28]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3:11:59.101006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4:28:19.812806525</meta:creation-date>
    <dc:date>2022-02-23T14:19:52.068368156</dc:date>
    <meta:editing-duration>PT43M1S</meta:editing-duration>
    <meta:editing-cycles>6</meta:editing-cycles>
    <meta:generator>LibreOffice/6.4.7.2$Linux_X86_64 LibreOffice_project/40$Build-2</meta:generator>
    <meta:document-statistic meta:table-count="1" meta:cell-count="201" meta:object-count="0"/>
  </office:meta>
</office:document-meta>
</file>